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color="#ffffff" fo:background-color="#00a933" loext:char-shading-value="0"/>
    </style:style>
    <style:style style:name="T2" style:family="text">
      <style:text-properties fo:color="#ffffff" fo:background-color="#0000ff" loext:char-shading-value="0"/>
    </style:style>
    <style:style style:name="T3" style:family="text">
      <style:text-properties fo:color="#ffffff" fo:background-color="#ff00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&gt;TcasClean_ACP | Tcas1325</text:p>
      <text:p text:style-name="Preformatted_20_Text">MHRVLLTVLLITIVGLCAAQLNFTPNWG<text:span text:style-name="T3">KR</text:span>APEGESNRCKESVDTIMLIYKIIQNEAQKLVDCEKFSN</text:p>
      <text:p text:style-name="Preformatted_20_Text">&gt;TcasClean_ACP | Tcas12692</text:p>
      <text:p text:style-name="Preformatted_20_Text">MALKFRIFALVAVLVLMAWMFTGTQAQVTFSRDWNPG<text:span text:style-name="T3">KR</text:span>TENTDLHNTLKTASAVCHLLMNQVRQLASCDNNNELEPGATIFSG<text:span text:style-name="T3">RR</text:span></text:p>
      <text:p text:style-name="Preformatted_20_Text">&gt;TcasClean_ACP | Tcas15624</text:p>
      <text:p text:style-name="Preformatted_20_Text">MSRMFLIVVLIAFVGVCTAQLNFSTDWG<text:span text:style-name="T3">KR</text:span>SGSSAGSDANNCKEPVETIMLIYKIIQNEAQKIIECEKYA</text:p>
      <text:p text:style-name="Preformatted_20_Text"/>
      <text:p text:style-name="Preformatted_20_Text">&gt;TcasClean_AdipokineticHormone | Tcas1325</text:p>
      <text:p text:style-name="Preformatted_20_Text">MHRVLLTVLLITIVGLCAAQLNFTPNWG<text:span text:style-name="T3">KR</text:span>APEGESNRCKESVDTIMLIYKIIQNEAQKLVDCEKFSN</text:p>
      <text:p text:style-name="Preformatted_20_Text">&gt;TcasClean_AdipokineticHormone | Tcas12692</text:p>
      <text:p text:style-name="Preformatted_20_Text">MALKFRIFALVAVLVLMAWMFTGTQAQVTFSRDWNPG<text:span text:style-name="T3">KR</text:span>TENTDLHNTLKTASAVCHLLMNQVRQLASCDNNNELEPGATIFSG<text:span text:style-name="T3">RR</text:span></text:p>
      <text:p text:style-name="Preformatted_20_Text">&gt;TcasClean_AdipokineticHormone | Tcas15624</text:p>
      <text:p text:style-name="Preformatted_20_Text">MSRMFLIVVLIAFVGVCTAQLNFSTDWG<text:span text:style-name="T3">KR</text:span>SGSSAGSDANNCKEPVETIMLIYKIIQNEAQKIIECEKYA</text:p>
      <text:p text:style-name="Preformatted_20_Text"/>
      <text:p text:style-name="Preformatted_20_Text">&gt;TcasClean_Agatoxin | Tcas15236</text:p>
      <text:p text:style-name="Preformatted_20_Text"><text:span text:style-name="T2">MKYTWLVLAACMVLVLAELLPGAAA</text:span>GPYLDDDEGLPSDDDYTENAIDRLLQSAQ<text:span text:style-name="T3">KR</text:span>SSLIYLF<text:span text:style-name="T3">RR</text:span>ACV<text:span text:style-name="T3">RR</text:span>GGNCDHRPNDCCYNSSCRCNLWGSNCRCQRMGLFQKWG</text:p>
      <text:p text:style-name="Preformatted_20_Text"/>
      <text:p text:style-name="Preformatted_20_Text">&gt;TcasClean_AllatostatinB | Tcas12839</text:p>
      <text:p text:style-name="Preformatted_20_Text"><text:span text:style-name="T2">MRDAVAPVLGAVLLTCYSLQATLA</text:span>LSDETPLKSSNDNPQIEDEMS<text:span text:style-name="T3">KR</text:span>DWNKDLHIWG<text:span text:style-name="T3">KR</text:span>GWNNLHEGWG<text:span text:style-name="T3">RKR</text:span>SVPAWEEQQE<text:span text:style-name="T3">KR</text:span>AWQSLQSGWG<text:span text:style-name="T3">KR</text:span>FAPEDEYAIRQLAAMLDSQYDDYNPEIETNDDE<text:span text:style-name="T3">KR</text:span>NWGQFHGGWG<text:span text:style-name="T3">KR</text:span>SKWDNFRGSWG<text:span text:style-name="T3">KR</text:span>EPAWSNLKGIWG<text:span text:style-name="T3">KR</text:span>SGEK</text:p>
      <text:p text:style-name="Preformatted_20_Text"/>
      <text:p text:style-name="Preformatted_20_Text">&gt;TcasClean_AllatostatinC | Tcas5980</text:p>
      <text:p text:style-name="Preformatted_20_Text">MNRILMVVLESFLVAVLFEMKTDGFLID<text:span text:style-name="T3">RR</text:span>SAASERNSDDYPDYQLGVKYDEYPMIVP<text:span text:style-name="T3">KKR</text:span>TALLVDRLMVALQQAIEEEEAANRVDGPPLTNSFQLSPEEV<text:span text:style-name="T3">RK</text:span>MDLQ<text:span text:style-name="T3">RR</text:span>GHGSMSGQQKGRVYWRCYFNAVTCF</text:p>
      <text:p text:style-name="Preformatted_20_Text">&gt;TcasClean_AllatostatinC | Tcas12020</text:p>
      <text:p text:style-name="Preformatted_20_Text"><text:span text:style-name="T2">MAAQLPRYLTKTLFIFLIATLVVANA</text:span>RPNHFGDASQVVGEPADGNNLLDSRLKPWELEMLVQRLSEISSQTGGDFAWDKSIRLPEA<text:span text:style-name="T3">KR</text:span>QSRYRQCYFNPISCF<text:span text:style-name="T3">RK</text:span></text:p>
      <text:p text:style-name="Preformatted_20_Text"/>
      <text:p text:style-name="Preformatted_20_Text">&gt;TcasClean_Allatotropin | Tcas11663</text:p>
      <text:p text:style-name="Preformatted_20_Text"><text:span text:style-name="T2">MAFHHAALFFTLMFLWLLLANAQG</text:span><text:span text:style-name="T3">RR</text:span>DAKYPQVRTPQQRLTRGIEALKYHNMDLGTARGYG<text:span text:style-name="T3">KR</text:span>AVDMHNVNNFLLEWIALETRMRNLGIPRNLLRDQETIPE</text:p>
      <text:p text:style-name="Preformatted_20_Text"/>
      <text:p text:style-name="Preformatted_20_Text">&gt;TcasClean_BursiconBeta | Tcas5423</text:p>
      <text:p text:style-name="Preformatted_20_Text">MKPLLSLVTLWKLTIFLSSMCLDPRLNSKIQVSGASTTDECQVTPVIHVLQYPGCVPKPIPSFACIGRCASYIQVSGSKIWQMERSCMCCQESGEREASVSLFCPKAKPGE<text:span text:style-name="T3">RK</text:span>FIKVTTKAPLECMCRPCTGVEESAVIPQEIAGYADEGPLSNHFLKSHSQ</text:p>
      <text:p text:style-name="Preformatted_20_Text"/>
      <text:p text:style-name="Preformatted_20_Text">&gt;TcasClean_BursiconBeta | Tcas6228</text:p>
      <text:p text:style-name="Preformatted_20_Text">MFDKIILCLVYATCVYSVSEISEETCETLMSDINLIKEEFDELGRLQRICNGEVAVNKCEGSCKSQVQPSVITPTGFLKECYCCRESFLRERTITLTHCYDPDGVRLTAETVNSMDVKLREPAECKCYKCGDFSR</text:p>
      <text:p text:style-name="Preformatted_20_Text"/>
      <text:p text:style-name="Preformatted_20_Text">&gt;TcasClean_Bursicon | Tcas5423</text:p>
      <text:p text:style-name="Preformatted_20_Text">MKPLLSLVTLWKLTIFLSSMCLDPRLNSKIQVSGASTTDECQVTPVIHVLQYPGCVPKPIPSFACIGRCASYIQVSGSKIWQMERSCMCCQESGEREASVSLFCPKAKPGE<text:span text:style-name="T3">RK</text:span>FIKVTTKAPLECMCRPCTGVEESAVIPQEIAGYADEGPLSNHFLKSHSQ</text:p>
      <text:p text:style-name="Preformatted_20_Text">&gt;TcasClean_Bursicon | Tcas6228</text:p>
      <text:p text:style-name="Preformatted_20_Text">MFDKIILCLVYATCVYSVSEISEETCETLMSDINLIKEEFDELGRLQRICNGEVAVNKCEGSCKSQVQPSVITPTGFLKECYCCRESFLRERTITLTHCYDPDGVRLTAETVNSMDVKLREPAECKCYKCGDFSR</text:p>
      <text:p text:style-name="Preformatted_20_Text"/>
      <text:p text:style-name="Preformatted_20_Text">&gt;TcasClean_CalcitoninAandB | Tcas2952</text:p>
      <text:p text:style-name="Preformatted_20_Text">MRPVLVLVMIFSVSYARYLEPYNYGYPRPLVDFLNRLSLSDKI<text:span text:style-name="T3">KR</text:span>CGNTFDESCANLPIIGASSDESWLAHSSPG<text:span text:style-name="T3">KR</text:span>CANVWGESCINGGIIGGGSDQSWLQGDDNPG<text:span text:style-name="T3">RR</text:span></text:p>
      <text:p text:style-name="Preformatted_20_Text"/>
      <text:p text:style-name="Preformatted_20_Text">&gt;TcasClean_capability | Tcas2233</text:p>
      <text:p text:style-name="Preformatted_20_Text">MKTFLIYSACVVLFCIANCQGEPKEP<text:span text:style-name="T3">KR</text:span>NKLASVYALTPSLRVG<text:span text:style-name="T3">RR</text:span>SEGTDV<text:span text:style-name="T3">KRR</text:span>IGKMVSFPRIGRSESNWVPDDNSYGAQRPGANSGGMWFGPRLGRVQ<text:span text:style-name="T3">KR</text:span>SENFTPWAYIILNGEAPIIREVHYSPRLGRESEEAYEEILDSNLDVL</text:p>
      <text:p text:style-name="Preformatted_20_Text">&gt;TcasClean_capability | Tcas5741</text:p>
      <text:p text:style-name="Preformatted_20_Text">MERFILINWTVLCVAVLFFETVLSTPHESSVPNERNDDSKETYFWFGPRLG<text:span text:style-name="T3">RKKR</text:span>NSSNDDLYQDMQKEELVSLTDALQDVPWAIIAVNDLLEG<text:span text:style-name="T3">KR</text:span>HVVNFTPRLGRESGEEFVNNAPEDRWLQNHETSGEMLYQRSPPFAPRLGRHSSPFSPRLGRENDRNLFS</text:p>
      <text:p text:style-name="Preformatted_20_Text"><text:soft-page-break/></text:p>
      <text:p text:style-name="Preformatted_20_Text">&gt;TcasClean_CCAP | Tcas12251</text:p>
      <text:p text:style-name="Preformatted_20_Text">MTTAKLFVICIFAALAIETHSRFLPKSISKNLGATERVLEP<text:span text:style-name="T3">KKR</text:span>PFCNAFTGCG<text:span text:style-name="T3">RKR</text:span>SNLPALPEQSEVVDENLGSLLELSAEPAVEDLSRQIMSEAKLWEAIQEANMELH<text:span text:style-name="T3">RR</text:span>RQESAESSEEDAAVPARSATASCALPPCYI</text:p>
      <text:p text:style-name="Preformatted_20_Text"/>
      <text:p text:style-name="Preformatted_20_Text">&gt;TcasClean_CCHamide1 | Tcas1150</text:p>
      <text:p text:style-name="Preformatted_20_Text">MCHKQMTMSPLPIKLAKITVIVIFFCFAECAAGSCLSYGHACWGAHG<text:span text:style-name="T3">KR</text:span>NGHVPVREPSRDSGWFLSRLVQSPLYANEEAPSQQLFSDAQMEADPLKGQDDFRSMVDVYPNEENNFFDETFPNQRPRSHKNRVSKLLE<text:span text:style-name="T3">KR</text:span>SARMI</text:p>
      <text:p text:style-name="Preformatted_20_Text">&gt;TcasClean_CCHamide1 | Tcas10445</text:p>
      <text:p text:style-name="Preformatted_20_Text">MNCWSTQVVLLAFVMAFVLAAAEA<text:span text:style-name="T3">KR</text:span>GCATFGHSCYGGMG<text:span text:style-name="T3">KR</text:span>TENNNEELLQDVQSEENPAFVFTGPRSENQQKLTPEQYDNISRVIRQWILSY<text:span text:style-name="T3">RR</text:span>AQEMRPDYN</text:p>
      <text:p text:style-name="Preformatted_20_Text"/>
      <text:p text:style-name="Preformatted_20_Text">&gt;TcasClean_CChamide2 | Tcas1150</text:p>
      <text:p text:style-name="Preformatted_20_Text">MCHKQMTMSPLPIKLAKITVIVIFFCFAECAAGSCLSYGHACWGAHG<text:span text:style-name="T3">KR</text:span>NGHVPVREPSRDSGWFLSRLVQSPLYANEEAPSQQLFSDAQMEADPLKGQDDFRSMVDVYPNEENNFFDETFPNQRPRSHKNRVSKLLE<text:span text:style-name="T3">KR</text:span>SARMI</text:p>
      <text:p text:style-name="Preformatted_20_Text">&gt;TcasClean_CChamide2 | Tcas10445</text:p>
      <text:p text:style-name="Preformatted_20_Text">MNCWSTQVVLLAFVMAFVLAAAEA<text:span text:style-name="T3">KR</text:span>GCATFGHSCYGGMG<text:span text:style-name="T3">KR</text:span>TENNNEELLQDVQSEENPAFVFTGPRSENQQKLTPEQYDNISRVIRQWILSY<text:span text:style-name="T3">RR</text:span>AQEMRPDYN</text:p>
      <text:p text:style-name="Preformatted_20_Text"/>
      <text:p text:style-name="Preformatted_20_Text">&gt;TcasClean_CNMamide | Tcas12009</text:p>
      <text:p text:style-name="Preformatted_20_Text">MRIAFGVIFVTGIFGGFFAENVFALPVARHHVITKDLDLDEMYKSYTSISNDRDDYNDKVTSRVYLDSPQISVSKNGKQQKTKQTAYLLVNTMSQRN<text:span text:style-name="T3">KR</text:span>YISYLTLCHFKICNMG<text:span text:style-name="T3">RKR</text:span>TSRYFHMIRQLDDNEA</text:p>
      <text:p text:style-name="Preformatted_20_Text"/>
      <text:p text:style-name="Preformatted_20_Text">&gt;TcasClean_corazonin | Tcas12692</text:p>
      <text:p text:style-name="Preformatted_20_Text">MALKFRIFALVAVLVLMAWMFTGTQAQVTFSRDWNPG<text:span text:style-name="T3">KR</text:span>TENTDLHNTLKTASAVCHLLMNQVRQLASCDNNNELEPGATIFSG<text:span text:style-name="T3">RR</text:span></text:p>
      <text:p text:style-name="Preformatted_20_Text">&gt;TcasClean_DH31 | Tcas11245</text:p>
      <text:p text:style-name="Preformatted_20_Text">MVPNNGISLLMLLVAGMILFQATTTYAAPHSPSYPGYYSPISMEGQNPEYLLQTIARLRQALISDDDLENS<text:span text:style-name="T3">KR</text:span>GLDLGLGRGFSGSQAAKHLMGLAAANFAGGPG<text:span text:style-name="T3">RRRR</text:span>SEEEA</text:p>
      <text:p text:style-name="Preformatted_20_Text">&gt;TcasClean_DH44 | Tcas9196</text:p>
      <text:p text:style-name="Preformatted_20_Text">MCHRFAKTECKIKWLVCSWCVYETSNVRIMRVPVYLVCAALVVVVRSEERTNYYGGRYLEPVDVAADQETVSYLLPKLAAKYRPNSEWSGVTDPRFYVLTEMESQDIENQVPSERSIQ<text:span text:style-name="T3">RR</text:span>SPTISITAPIDVL<text:span text:style-name="T3">RK</text:span>TWAKENM<text:span text:style-name="T3">RK</text:span>QMQINREYLKNLQ</text:p>
      <text:p text:style-name="Preformatted_20_Text">&gt;TcasClean_DH44 | Tcas13396</text:p>
      <text:p text:style-name="Preformatted_20_Text">MNKLSPESRS<text:span text:style-name="T3">KR</text:span>AGALGESGASLSIVNSLDVLRNRLLLEIA<text:span text:style-name="T3">RKK</text:span>AKEGANRNRQILLSLG<text:span text:style-name="T3">KR</text:span>AFLQSRASGTYDNNV</text:p>
      <text:p text:style-name="Preformatted_20_Text">&gt;TcasClean_Ecdysistriggeringhormone | Tcas11466</text:p>
      <text:p text:style-name="Preformatted_20_Text">MYLAIKNYVLKAAKNVPRIGRSNTNKNTNIDEMGKFFMKASKSVPRIG<text:span text:style-name="T3">RR</text:span>NENFDYGQPIV<text:span text:style-name="T3">KR</text:span>DEVPIWSDIADRFEYDPEILTSPEILEQLEMGDDPSVYEWEKIRT<text:span text:style-name="T3">KR</text:span>DSHKPHPKFYYVM</text:p>
      <text:p text:style-name="Preformatted_20_Text">&gt;TcasClean_EclosionHormone | Tcas1951</text:p>
      <text:p text:style-name="Preformatted_20_Text">MLKLLFILLAVDTFFSNASIPVCITNCVQCKQMFGPYFQGRACGDACVSTNGRLVPDCNNAGTLGNFL<text:span text:style-name="T3">KR</text:span>LY</text:p>
      <text:p text:style-name="Preformatted_20_Text">&gt;TcasClean_EclosionHormone | Tcas8660</text:p>
      <text:p text:style-name="Preformatted_20_Text">MDSGSRNFLVLLLLFASSLLVVDANPIGVCIRNCAQC<text:span text:style-name="T3">KK</text:span>MFGPYFEGQLCADACVKFKGKIIPDCEDITSIAPFLNKFE</text:p>
      <text:p text:style-name="Preformatted_20_Text">&gt;TcasClean_FMRFamide | Tcas9228</text:p>
      <text:p text:style-name="Preformatted_20_Text">MVPFAILILTLIIQLASGYNNEDFYSDNFDGFEEPSEEVSDMEV<text:span text:style-name="T3">RR</text:span>RNSNFLRFGRSGPNYEYEDYGEDFARPTRSGKIEKNDHFIRFGRSKQDFLRFGRNQPKATTNYLRFG<text:span text:style-name="T3">RR</text:span>N<text:span text:style-name="T3">KR</text:span>DTSNFLRFGRNSNFLRFGRNNESSYESPLVQLLSSLL<text:span text:style-name="T3">KK</text:span>EENKQRIV</text:p>
      <text:p text:style-name="Preformatted_20_Text">&gt;TcasClean_GPA2 | Tcas15086</text:p>
      <text:p text:style-name="Preformatted_20_Text">MLACWLLFTLLSLSDAFMVKAVTARDAWQKPGCHKVGHT<text:span text:style-name="T3">RK</text:span>ISIPECVEFHMTTNACRGFCESWAVPSGPKATPTQPVTSVGQCCNIMETEPVEARVLCVDGVRTLTFKSAVSCSCYHC<text:span text:style-name="T3">KK</text:span>D</text:p>
      <text:p text:style-name="Preformatted_20_Text">&gt;TcasClean_GPB2 | Tcas11033</text:p>
      <text:p text:style-name="Preformatted_20_Text">MLGVQVWLFVGLSALVRCQSIIEAGLEPLDASGTIECH<text:span text:style-name="T3">RR</text:span>MYTYRVTQTDDNGKQCWDTLSVMACWGRCDSNEISDWRFPY<text:span text:style-name="T3">KK</text:span>SNHPVCVHYGRNRSVVTLRHCEEGANPSAARYEYLEAAGCKCQQCSSSDTSCEGLRYRPQRSHPASLGFRIN</text:p>
      <text:p text:style-name="Preformatted_20_Text">&gt;TcasClean_Insulinlike | Tcas1047</text:p>
      <text:p text:style-name="Preformatted_20_Text">MNVPKLWLKVCFTLLLAGQIHANID<text:span text:style-name="T3">RK</text:span>EFFCG<text:span text:style-name="T3">KK</text:span>LVKTLTELCAIYNYPTLP<text:span text:style-name="T3">RR</text:span>RF<text:span text:style-name="T3">RR</text:span>QIVDECCRSQCS<text:span text:style-name="T3">RR</text:span>YLVQYYCMEAHSSIAHLLKAKPEPEKPPERPVEAPKETPVGTTPSHISPNHGHCKC<text:span text:style-name="T3">RKRR</text:span>A<text:span text:style-name="T3">KR</text:span>INKS<text:span text:style-name="T3">KR</text:span>MQGQRNFIHNPVPPANIGHVERSQTPFYIWKFSRVY</text:p>
      <text:p text:style-name="Preformatted_20_Text">&gt;TcasClean_Insulinlike | Tcas4533</text:p>
      <text:p text:style-name="Preformatted_20_Text">MSDTTRSENELELVFRDRSQSDWEEAWHKEKYTRCRETLIKHLYWACEKDIYRLT<text:span text:style-name="T3">RR</text:span>SDQSYNNYITNTDEEFPYLAP<text:span text:style-name="T3">KK</text:span>A<text:span text:style-name="T3">KR</text:span>LLRF<text:span text:style-name="T3">RR</text:span>GVN<text:span text:style-name="T3">RR</text:span>AGASITSECCKSSGCTWEEYAEYCPTN<text:span text:style-name="T3">KR</text:span>YTSYV</text:p>
      <text:p text:style-name="Preformatted_20_Text">&gt;TcasClean_Insulinlike | Tcas12331</text:p>
      <text:p text:style-name="Preformatted_20_Text">MIV<text:span text:style-name="T3">RK</text:span>LLPATNKMD<text:span text:style-name="T3">KR</text:span>VLLFFFLINIIYVWSSPHMVHLMN<text:span text:style-name="T3">KR</text:span>EIFCGTKLAETLAMLCKGNYYSPNPNPT<text:span text:style-name="T3">KK</text:span>STNDIFAYNEYDEYFPNESDDENQLDFPFLQKEAVNSFLPIRF<text:span text:style-name="T3">RR</text:span>TRVGIVDECC<text:span text:style-name="T3">RK</text:span>PCSLKHLSLYCGQ</text:p>
      <text:p text:style-name="Preformatted_20_Text">&gt;TcasClean_Insulinlike | Tcas16130</text:p>
      <text:p text:style-name="Preformatted_20_Text">MANFRGTKSKAVYCG<text:span text:style-name="T3">RR</text:span>LSETLSTVCKGNYNTLN<text:span text:style-name="T3">KK</text:span>SDIHEMGAS<text:span text:style-name="T3">RR</text:span>PGYPSLSQHSLDYPYQSKANAASHHMSGF<text:span text:style-name="T3">RRRKRR</text:span>GVFNECCEKPCSLEELSQYCGGPSR</text:p>
      <text:p text:style-name="Preformatted_20_Text"><text:soft-page-break/>&gt;TcasClean_ITP | Tcas12426</text:p>
      <text:p text:style-name="Preformatted_20_Text">MNYRSSKSISTQAVWVCMVLAVVFQEITSSPAGRSPAFLPHHFT<text:span text:style-name="T3">KR</text:span>SFFDIQCKGVYDKSIFAKLDSICEDCYMLFREPQLHNLC<text:span text:style-name="T3">RK</text:span>NCFTTDYFKGCIDTLQRSDEEAQIQLWIKQIRGAELGGLGPSASPPNTS</text:p>
      <text:p text:style-name="Preformatted_20_Text">&gt;TcasClean_myosupressin | Tcas8494</text:p>
      <text:p text:style-name="Preformatted_20_Text">MQQYAFVAIVFGAVAVFLANASTTAYYVSCPPNDALEASTSLRHLCSFIEQAVNDNVVIQDEPF<text:span text:style-name="T3">RR</text:span>IVGRNVNPNT<text:span text:style-name="T3">KR</text:span>QDVDHVFLRFGRPFGL</text:p>
      <text:p text:style-name="Preformatted_20_Text">&gt;TcasClean_Natalisin | Tcas8509</text:p>
      <text:p text:style-name="Preformatted_20_Text">MGNVCQTQHYYTITRVYLFSPLSILTMHSTTITTAVVLATIYVVCAAEDHH<text:span text:style-name="T3">KR</text:span>APSGFTGVRG<text:span text:style-name="T3">KK</text:span>SIPDSAYSTGNSDSDSIPELKAVDIVSDLGAVD<text:span text:style-name="T3">KR</text:span>APSGFMGMRG<text:span text:style-name="T3">KK</text:span>PFSLWEGTYPDGVF<text:span text:style-name="T3">KR</text:span>APSGFMGMRG<text:span text:style-name="T3">KK</text:span>DMEFANYADEYI<text:span text:style-name="T3">KR</text:span>APSGFMGMRG<text:span text:style-name="T3">KK</text:span>DYDSSSSQLD<text:span text:style-name="T3">KR</text:span>APMGFMGMRG<text:span text:style-name="T3">KK</text:span>DYDEIADE<text:span text:style-name="T3">KR</text:span>APSGFFGMRG<text:span text:style-name="T3">KK</text:span>MPRQAGFFGMRG<text:span text:style-name="T3">KK</text:span>YPYQFRGKFVGVRG<text:span text:style-name="T3">KK</text:span>ASPDDYYNVDLDTVGQELDLNQLMLLLTENEGESDIWNGNNEVGQYSQK</text:p>
      <text:p text:style-name="Preformatted_20_Text">&gt;TcasClean_Neuroparsin | Tcas14866</text:p>
      <text:p text:style-name="Preformatted_20_Text">MCPFHNFITIILVLTVTVIIFSDKGTAMIHLPC<text:span text:style-name="T3">KR</text:span>CATIQECNADPPQLCVFGENRDYCN<text:span text:style-name="T3">RR</text:span>VCSKGPGEKCGDRFNILGTCGEGLWCSNKDNRCHGCYIPTMACYPDD</text:p>
      <text:p text:style-name="Preformatted_20_Text">&gt;TcasClean_NUCB1 | Tcas359</text:p>
      <text:p text:style-name="Preformatted_20_Text">MNRYIPFAFFLISVLQVCFAPPVTQNKDKDKEKGEDEIGGLEDYMEYHRYLQEVVNALESDPQFRQKLEKADETDIRSGKIAEELEFVSHHVRSRLDEI<text:span text:style-name="T3">KR</text:span>VELVRLKELTE<text:span text:style-name="T3">KKR</text:span>QLQQNIDLEDPSHHHLDHSNPHTFEIDDL<text:span text:style-name="T3">KK</text:span>LIAKTTADLAEAD<text:span text:style-name="T3">KKRR</text:span>EEFKQYELQKEFEKQEKLNHTNGEDREKLEREFREREEKH<text:span text:style-name="T3">KK</text:span>HEKLHEPGHKAQLEEVWKEQDQMQQEFDPKTFFMLHDIDGNGLWDQDEVKALFIKELQKMYAAGEPEDDMRERAEEMERMRESVFSEVDVNRDGFIDYEEFLAQT<text:span text:style-name="T3">KR</text:span>NDFQQDHGWQGLDE<text:span text:style-name="T3">RK</text:span>PYTDEELEEYI<text:span text:style-name="T3">RR</text:span>HQAANQIPHGYPPQGYAQHPPPGYHPNVAVHPNGVPVQQYHPGQVPQQQFHPGQLSQQHPQQLQGHLPDLNTNEVYPQQRQQQYQQPPQHYQQQQYQQMNYQQHPQQVNYQQQHPQVPVQNQQQQHPQVPVQQNQQQHPQAVNQQQVPVQNQQQAANQQVPVQNQQIPVQNQQQQIPVQNQPQGVPQVQGNVQQGAPQASNPNLNNAQANQV</text:p>
      <text:p text:style-name="Preformatted_20_Text">&gt;TcasClean_NUCB1 | Tcas1843</text:p>
      <text:p text:style-name="Preformatted_20_Text">MLALLACFSSVFLISVHAQRAPPGVPPQHYQGVPPQQQYQHVPVQQQVPVQHQQVPVQHQQVPMQHVPMQQQVPMQQVPLQQQAPQHHHGQPQQILNAANIAHEKEHIAEHMEVPIDTSKMSEQELQFHYFKMHDADNNNKLDGCELIKSLIHWHEQGSKEKAGQIEDKIFKDEELVTLIDPILNVDDSNRDGYIDYPEFVRAQQKAAGQGKPTS</text:p>
      <text:p text:style-name="Preformatted_20_Text">&gt;TcasClean_NUCB1 | Tcas5773</text:p>
      <text:p text:style-name="Preformatted_20_Text">MGNRSSLLLREEEIAQIQEETGFTPNQIERLYSRFTSLDRGDCGTLSRDDFLRIPELAINPLGERIVNSFFQEEGLNDRVNFRQFMRVLAHFRPI<text:span text:style-name="T3">KK</text:span>NKENKLNSREEKLRFAFKMYDLDNDDMISKEELLAILHMMVGANISEEQLTSIAERTIVEADEDRDQMISFEEFCNALQRTDVAQKMSIRFLN</text:p>
      <text:p text:style-name="Preformatted_20_Text">&gt;TcasClean_NUCB1 | Tcas12390</text:p>
      <text:p text:style-name="Preformatted_20_Text">MGKQNSKLKPEVLEDLKQNTEFSDAEIQEWYKGFLKDCPSGHLSVDEF<text:span text:style-name="T3">KK</text:span>IYGNFFPYGDASKFAEHVFRTFDANGDGTIDFREFLCALSVTSRGKLEQKLKWAFSMYDLDGNGYISRQEMLEIVTAIYKMVGSVMKMPEDESTPE<text:span text:style-name="T3">KR</text:span>TDKIFRQMDRNKDGKLSLEEFIEGAKSDPSIVRLLQCDPQAQ</text:p>
      <text:p text:style-name="Preformatted_20_Text">&gt;TcasClean_NUCB1 | Tcas14050</text:p>
      <text:p text:style-name="Preformatted_20_Text">MYPMVQQQQQQQQPQQPPQQQRQAPDNESPEETNGIRHHRS<text:span text:style-name="T3">RR</text:span>PLY<text:span text:style-name="T3">RR</text:span>LFSYVREAWTGVKFALDSELEDLETPPRYRPDSLEALCKATRFTQAEI<text:span text:style-name="T3">KR</text:span>IYRGFKAECPTGVVKEETFKMIYSQFFPQGANTSQYAHYVFNTLDQQHSGLISFEDFVQNLSILSRGSLDEKLRWAFTLYDINGDGCITREEMTDIVSAVYDLMGKVAEPCVDEDTVKEKVDRIFQKMDKNKDGVVTLDEFLECC<text:span text:style-name="T3">RK</text:span>DEDISSSMAVFDSSI</text:p>
      <text:p text:style-name="Preformatted_20_Text">&gt;TcasClean_NUCB1 | Tcas15041</text:p>
      <text:p text:style-name="Preformatted_20_Text">MATPSDSPIEEVVFEIEPSRVPKPVPVALEDLCRLTKFTRQEIRIMYRGFKTECPEGVVHEDSFKEIYSKFFPHGNSSLYAHYVFKAFDVNCNGAISFRDLLITLSTLLRGSVYERLRWTFKLYDVNGDGCISRGELSEIVVAVHELMG<text:span text:style-name="T3">RR</text:span>AHQVEDD<text:span text:style-name="T3">RK</text:span>AREQIDRVF<text:span text:style-name="T3">RK</text:span>LDLNQDGVITIEEFMESCLKDDVITRSLQMFDSVL</text:p>
      <text:p text:style-name="Preformatted_20_Text">&gt;TcasClean_NUCB1 | Tcas15495</text:p>
      <text:p text:style-name="Preformatted_20_Text">MGCFGSKDKLSKEDMDFLKSHTRYDESTIKEWYKGFKQDCPNGRLTPAKFVDMYKMFFPSGNAEEFCDHVFRTFDMDKNGYIDFKEFLLAIDVTSSGTPEEKLKWAFRMYDVDGNGVIDIQEMTKIVQAIYDMLGACSSNRPADSAEERAKNIFAKMDENNDGQLTQDEFLKGCLQDEELSKMLAP</text:p>
      <text:p text:style-name="Preformatted_20_Text">&gt;TcasClean_OrcokininB | Tcas5177</text:p>
      <text:p text:style-name="Preformatted_20_Text">MRFVTVAIVIFVAAAATEAAPKPAGLSGYS<text:span text:style-name="T3">RR</text:span>QWSRLFGRSVDPIDGDLIGRSVDPIDGDLIGRSVDPIDGDLIGRSLDRIGGGNLVGRSVDPIDGDLIGRSVDPIDGDDLIGRSLDRIGGGNLVGRSVDPIDGDLIGRSLDGIGGGNLVGRGVDPIDGDLIGRSLDI<text:span text:style-name="T3">KR</text:span>LLDGY<text:span text:style-name="T3">RRK</text:span>HNAYEEVIGQKTIRNFGVLQLGGGYGVA<text:span text:style-name="T3">KR</text:span>FAQPGKYDTKTEKH<text:span text:style-name="T3">RR</text:span>GPLNGLIPGGAFGRAARSCLKTNCLRLLKGQMDAKIHPYFSFDSDRQATKPGIYKTYQLLEME</text:p>
      <text:p text:style-name="Preformatted_20_Text">&gt;TcasClean_PDF | Tcas1987</text:p>
      <text:p text:style-name="Preformatted_20_Text">MRCETFVAILVALGVVQSYPYDYKYLDRDYASPGAHQLASWIASQLRSKDYIQPQEGPILPYRLPVQG<text:span text:style-name="T3">KR</text:span>NSEVSNAIIGSEETQKMYRDG<text:span text:style-name="T3">RK</text:span></text:p>
      <text:p text:style-name="Preformatted_20_Text">&gt;TcasClean_Phoenixin | Tcas2849</text:p>
      <text:p text:style-name="Preformatted_20_Text">MTILRGWRYNVFIGGLVGVIALTLYPIAIEPMLNSEKY<text:span text:style-name="T3">KK</text:span>IQERN<text:span text:style-name="T3">RR</text:span>GIKQEDVQPGNMKVWSDPFG<text:span text:style-name="T3">RK</text:span></text:p>
      <text:p text:style-name="Preformatted_20_Text">&gt;TcasClean_Proctolin | Tcas9933</text:p>
      <text:p text:style-name="Preformatted_20_Text">MFD<text:span text:style-name="T3">RK</text:span>LVFALVFVVFATLAVEGRYLPTRSNGDRIEKLRELLKDLFENEVEKEEYQADAPPRWHPESKLFY<text:span text:style-name="T3">KR</text:span>EAPAH</text:p>
      <text:p text:style-name="Preformatted_20_Text">&gt;TcasClean_Prothoracicotropichormone | Tcas13253</text:p>
      <text:p text:style-name="Preformatted_20_Text">MCLILFLLTISILSVVDSAPLSRWEKNSICDELPVLVLGNILGGAFNPRYMSIEQPIEDKPQTGG<text:span text:style-name="T3">KR</text:span>GVSFGEDFYVDEDFIEQLDDKPAWDVTNLVVVS<text:span text:style-name="T3">KK</text:span>KLGLHRS<text:span text:style-name="T3">KR</text:span>GVDYLQQWHCKSKIEWTDLGPDYFPRYLKSVVCLSENCWFGLYKCKPRSFSVNLL<text:span text:style-name="T3">RRKK</text:span>GFCANGGKNNHKVGVAGLPNDLKELWVWEERAVNFCCDCTRI</text:p>
      <text:p text:style-name="Preformatted_20_Text">&gt;TcasClean_Prothoracicotropichormone | Tcas13749</text:p>
      <text:p text:style-name="Preformatted_20_Text"><text:soft-page-break/>MDIWKDKNYNFLDYDEVDDRCDNEICQNNFDDLI<text:span text:style-name="T3">KRK</text:span>VKDNEDMTYQSTTRLSPYYHPSRPMPCSCGIEFRVLDLGHQYYPRYLHSGVCKSELCGGPYRCIERHYKVRVLKQKDPRNPEIRPSMALPDTLKGTWLSETITVTVACECSV</text:p>
      <text:p text:style-name="Preformatted_20_Text">&gt;TcasClean_RYamideLuqin | Tcas9661</text:p>
      <text:p text:style-name="Preformatted_20_Text">MHA<text:span text:style-name="T3">RK</text:span>LIVVLVYILTVLVSVAVS<text:span text:style-name="T3">KR</text:span>YTSE<text:span text:style-name="T3">KR</text:span>VQNLATFKTMMRYGRGGPSPNNKENKVNIRPRADAFFLGPRYG<text:span text:style-name="T3">KR</text:span>SGWSPNASLVYPVSTPLCGLDEDLSCAYTGISDLYRCTP<text:span text:style-name="T3">RK</text:span>GESEEFTTSSN</text:p>
      <text:p text:style-name="Preformatted_20_Text">&gt;TcasClean_SIFamide | Tcas10871</text:p>
      <text:p text:style-name="Preformatted_20_Text">MQLALAKVFSVCIVVIILTSWIEMTEATY<text:span text:style-name="T3">RK</text:span>PPFNGSIFG<text:span text:style-name="T3">KR</text:span>GATIEYDSASKALSAMCEIASEACQTWFPSQEK</text:p>
      <text:p text:style-name="Preformatted_20_Text">&gt;TcasClean_sNPF | Tcas6591</text:p>
      <text:p text:style-name="Preformatted_20_Text">MQRYSAMKCLCAVTCIMIVVATVTSAAPSYADYDNNIRDLWEILLQKEAMDDKFAPGGPHQMV<text:span text:style-name="T3">RK</text:span>SGRSPSLRLRFG<text:span text:style-name="T3">RR</text:span>SDASMTPEAAFMMAQAVDHETN</text:p>
      <text:p text:style-name="Preformatted_20_Text">&gt;TcasClean_Sulfakinin | Tcas4071</text:p>
      <text:p text:style-name="Preformatted_20_Text">MGMKSFFTGVFLISSVYLLFIHQFQNVSAAPGNANNVDSHRLRARPFARLTPRTQYSRIKAEPFNEFIVDDDDLFELS<text:span text:style-name="T3">KR</text:span>QTSDDYGHLRFG<text:span text:style-name="T3">KR</text:span>GEEPFDDYGHMRFGRSGSD</text:p>
      <text:p text:style-name="Preformatted_20_Text">&gt;TcasClean_Tachykinin | Tcas8509</text:p>
      <text:p text:style-name="Preformatted_20_Text">MGNVCQTQHYYTITRVYLFSPLSILTMHSTTITTAVVLATIYVVCAAEDHH<text:span text:style-name="T3">KR</text:span>APSGFTGVRG<text:span text:style-name="T3">KK</text:span>SIPDSAYSTGNSDSDSIPELKAVDIVSDLGAVD<text:span text:style-name="T3">KR</text:span>APSGFMGMRG<text:span text:style-name="T3">KK</text:span>PFSLWEGTYPDGVF<text:span text:style-name="T3">KR</text:span>APSGFMGMRG<text:span text:style-name="T3">KK</text:span>DMEFANYADEYI<text:span text:style-name="T3">KR</text:span>APSGFMGMRG<text:span text:style-name="T3">KK</text:span>DYDSSSSQLD<text:span text:style-name="T3">KR</text:span>APMGFMGMRG<text:span text:style-name="T3">KK</text:span>DYDEIADE<text:span text:style-name="T3">KR</text:span>APSGFFGMRG<text:span text:style-name="T3">KK</text:span>MPRQAGFFGMRG<text:span text:style-name="T3">KK</text:span>YPYQFRGKFVGVRG<text:span text:style-name="T3">KK</text:span>ASPDDYYNVDLDTVGQELDLNQLMLLLTENEGESDIWNGNNEVGQYSQK</text:p>
      <text:p text:style-name="Preformatted_20_Text">&gt;TcasClean_Tachykinin | Tcas12839</text:p>
      <text:p text:style-name="Preformatted_20_Text">MRDAVAPVLGAVLLTCYSLQATLALSDETPLKSSNDNPQIEDEMS<text:span text:style-name="T3">KR</text:span>DWNKDLHIWG<text:span text:style-name="T3">KR</text:span>GWNNLHEGWG<text:span text:style-name="T3">RKR</text:span>SVPAWEEQQE<text:span text:style-name="T3">KR</text:span>AWQSLQSGWG<text:span text:style-name="T3">KR</text:span>FAPEDEYAIRQLAAMLDSQYDDYNPEIETNDDE<text:span text:style-name="T3">KR</text:span>NWGQFHGGWG<text:span text:style-name="T3">KR</text:span>SKWDNFRGSWG<text:span text:style-name="T3">KR</text:span>EPAWSNLKGIWG<text:span text:style-name="T3">KR</text:span>SGEK</text:p>
      <text:p text:style-name="Preformatted_20_Text">&gt;TcasClean_Trissin | Tcas16524</text:p>
      <text:p text:style-name="Preformatted_20_Text">MNKNLLVVLIVIGVVWGEAQSCTSCGSECQSACGTRHFRTCCFNYI<text:span text:style-name="T3">KKR</text:span>SSDSLAVDPSLRLELWLAKSRNPYFQRNFLDSFLELPEGVNQDHDMTQ</text:p>
      <text:p text:style-name="Preformatted_20_Text">&gt;TcasClean_Vasopressin | Tcas8222</text:p>
      <text:p text:style-name="Preformatted_20_Text">MSTIITSIILLVLSESLVSGCLITNCPRGG<text:span text:style-name="T3">KR</text:span>SKFAISENAVKPCVSCGPGQSGQCFGPSICCGPFGCLVGTPETLRCQREGFFHEREPCIAGSAPC<text:span text:style-name="T3">RK</text:span>NTGRCAFDGICCSQDSCHADKSCASDDKSPIDLYTLINYQAELAGDK</text:p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4-04-08T18:18:21.654602136</dc:date>
    <meta:editing-duration>PT5M2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26" meta:word-count="252" meta:character-count="11037" meta:non-whitespace-character-count="10911"/>
  </office:meta>
</office:document-meta>
</file>